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0268" officeooo:paragraph-rsid="00140268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0268" officeooo:paragraph-rsid="00140268" style:font-size-asian="16pt" style:font-size-complex="16pt"/>
    </style:style>
    <style:style style:name="P6" style:family="paragraph" style:parent-style-name="Standard">
      <style:text-properties style:font-name="Courier" fo:font-size="16pt" fo:font-style="italic" officeooo:paragraph-rsid="00140268" style:font-size-asian="16pt" style:font-style-asian="italic" style:font-size-complex="16pt" style:font-style-complex="italic"/>
    </style:style>
    <style:style style:name="T1" style:family="text">
      <style:text-properties officeooo:rsid="00140268"/>
    </style:style>
    <style:style style:name="T2" style:family="text">
      <style:text-properties style:text-position="super 58%" officeooo:rsid="00140268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rd! Accept Our Joyful Song</text:p>
      <text:p text:style-name="P1"/>
      <text:p text:style-name="P5">Lord! Accept our joyful song;</text:p>
      <text:p text:style-name="P5">Pow’r and praise to Thee belong;</text:p>
      <text:p text:style-name="P5">We would all Thy grace record,</text:p>
      <text:p text:style-name="P5">Holy, holy, holy Lord!</text:p>
      <text:p text:style-name="P5"/>
      <text:p text:style-name="P5">Rich in glory, Thou did’st stoop,</text:p>
      <text:p text:style-name="P5">Thence is all Thy people’s hope;</text:p>
      <text:p text:style-name="P5">Thou wast poor, that we might be</text:p>
      <text:p text:style-name="P5">Rich in glory, Lord with Thee!</text:p>
      <text:p text:style-name="P5"/>
      <text:p text:style-name="P5">When we think of lave like this,</text:p>
      <text:p text:style-name="P5">Joy and shame our hearts possess;</text:p>
      <text:p text:style-name="P5">Joy, that Thou could’st pity thus,</text:p>
      <text:p text:style-name="P5">Shame, for such returns from us.</text:p>
      <text:p text:style-name="P2"/>
      <text:p text:style-name="P5">Yet we soon the day shall see,</text:p>
      <text:p text:style-name="P5">when we shall from sin be free;</text:p>
      <text:p text:style-name="P5">When, to Thee in glory brought,</text:p>
      <text:p text:style-name="P5">We shall serve Thee we we ought.</text:p>
      <text:p text:style-name="P6"/>
      <text:p text:style-name="P2"/>
      <text:p text:style-name="P2">Composer: <text:span text:style-name="T1">Prom 13</text:span><text:span text:style-name="T2">th</text:span><text:span text:style-name="T1"> Century French Melody</text:span></text:p>
      <text:p text:style-name="P2">Lyricist: <text:span text:style-name="T1">Thomas Kelly (1769-1854)</text:span></text:p>
      <text:p text:style-name="P2"/>
      <text:p text:style-name="P2"/>
      <text:p text:style-name="P5">Hymns of Truth and Praise: 5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09:54:59.633689008</meta:creation-date>
    <meta:editing-duration>PT5M45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0:00:43.789582655</dc:date>
    <dc:creator>Hank Warren</dc:creator>
    <meta:document-statistic meta:table-count="0" meta:image-count="0" meta:object-count="0" meta:page-count="1" meta:paragraph-count="20" meta:word-count="119" meta:character-count="627" meta:non-whitespace-character-count="528"/>
    <meta:template xlink:type="simple" xlink:actuate="onRequest" xlink:title="TubaHymn" xlink:href="../../../../../Library/Application%20Support/LibreOffice/4/user/template/TubaHymn1.ott" meta:date="2020-07-26T09:54:58.927408518"/>
  </office:meta>
</office:document-meta>
</file>